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byssinica SIL" svg:font-family="'Abyssinica SIL'" style:font-pitch="variable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0783in" fo:margin-right="0in" fo:margin-top="0.0783in" fo:margin-bottom="0in" loext:contextual-spacing="false" fo:line-height="0.139in" fo:text-align="start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P2" style:family="paragraph" style:parent-style-name="Standard">
      <style:paragraph-properties fo:margin-left="0.0783in" fo:margin-right="0in" fo:margin-top="0.0783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P3" style:family="paragraph" style:parent-style-name="Standard">
      <style:text-properties officeooo:paragraph-rsid="006432c5"/>
    </style:style>
    <style:style style:name="P4" style:family="paragraph" style:parent-style-name="Standard">
      <style:text-properties style:font-name="Arial Black" officeooo:rsid="005460a5" officeooo:paragraph-rsid="005460a5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000000" style:text-position="-5% 100%" style:font-name="Arial Black" fo:font-size="12pt" fo:letter-spacing="-0.0047in" fo:font-style="normal" style:text-underline-style="none" fo:font-weight="bold" officeooo:rsid="005460a5" officeooo:paragraph-rsid="00c500f9" style:font-size-asian="12pt" style:font-style-asian="normal" style:font-weight-asian="bold" style:font-name-complex="Lucida Sans" style:font-size-complex="12pt" style:font-style-complex="normal" style:font-weight-complex="bold"/>
    </style:style>
    <style:style style:name="P6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Abyssinica SIL" fo:font-size="10pt" fo:letter-spacing="-0.0047in" fo:font-style="normal" style:text-underline-style="none" fo:font-weight="normal" officeooo:rsid="005460a5" officeooo:paragraph-rsid="00c4be36" fo:background-color="transparent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7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Abyssinica SIL" fo:font-size="10pt" fo:letter-spacing="-0.0028in" fo:font-style="normal" style:text-underline-style="none" fo:font-weight="normal" officeooo:rsid="00c38d84" officeooo:paragraph-rsid="00c4be36" fo:background-color="transparent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8" style:family="paragraph" style:parent-style-name="Table_20_Contents">
      <style:text-properties style:font-name="Abyssinica SIL" fo:font-size="10pt" fo:font-weight="normal" officeooo:rsid="005460a5" officeooo:paragraph-rsid="00c500f9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font-name="Abyssinica SIL" fo:font-size="10pt" fo:font-weight="normal" officeooo:rsid="005460a5" officeooo:paragraph-rsid="00cab731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style:font-name="Abyssinica SIL" fo:font-size="10pt" fo:font-weight="normal" officeooo:rsid="005460a5" officeooo:paragraph-rsid="00d64348" style:font-size-asian="10pt" style:font-weight-asian="normal" style:font-size-complex="10pt" style:font-weight-complex="normal"/>
    </style:style>
    <style:style style:name="P11" style:family="paragraph" style:parent-style-name="Table_20_Contents">
      <style:text-properties fo:color="#221f1f" style:font-name="Abyssinica SIL" fo:font-size="10pt" fo:letter-spacing="-0.0028in" fo:font-style="normal" fo:font-weight="normal" officeooo:rsid="00c500f9" officeooo:paragraph-rsid="00cab731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000000" style:text-position="-5% 100%" style:font-name="Arial Black" fo:font-size="10pt" fo:letter-spacing="0.0016in" fo:font-style="normal" fo:font-weight="normal" officeooo:rsid="008209c9" officeooo:paragraph-rsid="00c500f9" fo:background-color="transparent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T1" style:family="text">
      <style:text-properties fo:color="#221f1f" style:text-position="-5% 100%" fo:letter-spacing="-0.0071in" fo:font-style="normal" style:text-underline-style="none" officeooo:rsid="00d01d17" fo:background-color="transparent" loext:char-shading-value="0" style:font-style-asian="normal" style:font-name-complex="Lucida Sans" style:font-style-complex="normal"/>
    </style:style>
    <style:style style:name="T2" style:family="text">
      <style:text-properties fo:color="#221f1f" style:text-position="-5% 100%" fo:letter-spacing="-0.0028in" fo:font-style="normal" style:text-underline-style="none" officeooo:rsid="00bbb169" fo:background-color="transparent" loext:char-shading-value="0" style:font-style-asian="normal" style:font-name-complex="Lucida Sans" style:font-style-complex="normal"/>
    </style:style>
    <style:style style:name="T3" style:family="text">
      <style:text-properties fo:color="#221f1f" style:text-position="-5% 100%" fo:letter-spacing="-0.0028in" fo:font-style="normal" style:text-underline-style="none" officeooo:rsid="00d64348" fo:background-color="transparent" loext:char-shading-value="0" style:font-style-asian="normal" style:font-name-complex="Lucida Sans" style:font-style-complex="normal"/>
    </style:style>
    <style:style style:name="T4" style:family="text">
      <style:text-properties fo:color="#221f1f" style:text-position="-5% 100%" fo:letter-spacing="-0.0028in" fo:font-style="normal" style:text-underline-style="none" officeooo:rsid="00d01d17" fo:background-color="transparent" loext:char-shading-value="0" style:font-style-asian="normal" style:font-name-complex="Lucida Sans" style:font-style-complex="normal"/>
    </style:style>
    <style:style style:name="T5" style:family="text">
      <style:text-properties fo:color="#221f1f" fo:letter-spacing="-0.0028in" fo:font-style="normal" officeooo:rsid="00bbb169" style:font-style-asian="normal" style:font-name-complex="Lucida Sans" style:font-style-complex="normal"/>
    </style:style>
    <style:style style:name="T6" style:family="text">
      <style:text-properties fo:color="#221f1f" fo:letter-spacing="-0.0028in" fo:font-style="normal" officeooo:rsid="003bb9d8" style:font-style-asian="normal" style:font-name-complex="Lucida Sans" style:font-style-complex="normal"/>
    </style:style>
    <style:style style:name="T7" style:family="text">
      <style:text-properties fo:color="#221f1f" fo:letter-spacing="-0.0028in" fo:font-style="normal" officeooo:rsid="00bd6fd3" style:font-style-asian="normal" style:font-name-complex="Lucida Sans" style:font-style-complex="normal"/>
    </style:style>
    <style:style style:name="T8" style:family="text">
      <style:text-properties fo:color="#221f1f" fo:letter-spacing="-0.0028in" fo:font-style="normal" officeooo:rsid="00c500f9" style:font-style-asian="normal" style:font-name-complex="Lucida Sans" style:font-style-complex="normal"/>
    </style:style>
    <style:style style:name="T9" style:family="text">
      <style:text-properties fo:color="#221f1f" fo:letter-spacing="-0.0028in" fo:font-style="normal" officeooo:rsid="00d01d17" style:font-style-asian="normal" style:font-name-complex="Lucida Sans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/>
      <text:p text:style-name="P12"/>
      <text:p text:style-name="P11"><text:tab/></text:p>
      <text:p text:style-name="P9"><text:span text:style-name="T8"><text:tab/></text:span><text:span text:style-name="T9">Empresa</text:span><text:span text:style-name="T5">: </text:span><text:span text:style-name="T9"><text:text-input text:description="&lt;o.employee_id.name&gt;">o.employee_id.name</text:text-input></text:span><text:span text:style-name="T6"><text:s/></text:span></text:p>
      <text:p text:style-name="P8"><text:tab/>Fecha: <text:span text:style-name="T5"><text:text-input text:description="&lt;formatLang(o.date,date='true')&gt;">DD/MM/YYYY</text:text-input></text:span></text:p>
      <text:p text:style-name="P10"><text:span text:style-name="T2"><text:tab/></text:span><text:span text:style-name="T3">Salario</text:span><text:span text:style-name="T1">: $</text:span><text:span text:style-name="T4"><text:text-input text:description="&lt;formatLang(o.amount_salary)&gt;">o.amount_salary</text:text-input></text:span></text:p>
      <text:p text:style-name="P10"><text:span text:style-name="T2"><text:tab/></text:span><text:span text:style-name="T3">Adelanto</text:span><text:span text:style-name="T1">: $</text:span><text:span text:style-name="T4"><text:text-input text:description="&lt;formatLang(o.amount_advancement)&gt;">o.amount_advancement</text:text-input></text:span></text:p>
      <text:p text:style-name="P8"><text:span text:style-name="T7"><text:tab/>Descripción</text:span><text:span text:style-name="T5">: </text:span><text:span text:style-name="T5"><text:text-input text:description="&lt;o.description&gt;">o.description</text:text-input></text:span><text:span text:style-name="T6"><text:s/></text:span></text:p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byssinica SIL" svg:font-family="'Abyssinica SIL'" style:font-pitch="variable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4438in" fo:margin-left="0.4132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3.7222in"/>
    </style:style>
    <style:style style:name="Table1.B" style:family="table-column">
      <style:table-column-properties style:column-width="3.7215in"/>
    </style:style>
    <style:style style:name="Table1.1" style:family="table-row">
      <style:table-row-properties style:min-row-height="0.1139in"/>
    </style:style>
    <style:style style:name="Table1.A1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1.B1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MP1" style:family="paragraph" style:parent-style-name="Standard">
      <style:paragraph-properties fo:margin-left="0.0783in" fo:margin-right="0in" fo:margin-top="0.0783in" fo:margin-bottom="0in" loext:contextual-spacing="false" fo:line-height="0.139in" fo:text-align="start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MP2" style:family="paragraph" style:parent-style-name="Standard">
      <style:paragraph-properties fo:margin-left="0.0783in" fo:margin-right="0in" fo:margin-top="0.0783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MP3" style:family="paragraph" style:parent-style-name="Standard">
      <style:text-properties officeooo:paragraph-rsid="006432c5"/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foot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Nombre y Apellido Firmante:</text:p>
              <text:p text:style-name="MP1">Cargo:</text:p>
            </table:table-cell>
            <table:table-cell table:style-name="Table1.B1" office:value-type="string">
              <text:p text:style-name="MP2">________________________________________________</text:p>
              <text:p text:style-name="MP2">Firma Responsable</text:p>
            </table:table-cell>
          </table:table-row>
        </table:table>
        <text:p text:style-name="MP3"/>
        <text:p text:style-name="MP3"/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9-25T15:57:54.852422575</dc:date>
    <meta:editing-duration>P2DT8H17M49S</meta:editing-duration>
    <meta:editing-cycles>429</meta:editing-cycles>
    <meta:generator>LibreOffice/6.0.7.3$Linux_X86_64 LibreOffice_project/00m0$Build-3</meta:generator>
    <meta:document-statistic meta:table-count="1" meta:image-count="0" meta:object-count="0" meta:page-count="1" meta:paragraph-count="10" meta:word-count="30" meta:character-count="242" meta:non-whitespace-character-count="225"/>
  </office:meta>
</office:document-meta>
</file>